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fterAdvice.is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Advice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AfterAdvice.AspectJAfterAdvice( Method aspectJBeforeAdviceMethod , AspectJExpressionPointcut pointcut , AspectInstanceFactory ai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Advice.is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